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3514in" table:align="left"/>
    </style:style>
    <style:style style:name="Table1.A" style:family="table-column">
      <style:table-column-properties style:column-width="1.8299in"/>
    </style:style>
    <style:style style:name="Table1.B" style:family="table-column">
      <style:table-column-properties style:column-width="0.8701in"/>
    </style:style>
    <style:style style:name="Table1.C" style:family="table-column">
      <style:table-column-properties style:column-width="0.6514in"/>
    </style:style>
    <style:style style:name="Table1.1" style:family="table-row"/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ew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Show View (View: Declaration) </text:p>
          </table:table-cell>
          <table:table-cell table:style-name="Table1.A1" office:value-type="string">
            <text:p text:style-name="P4">Alt+Shift+Q, D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Error Log) </text:p>
          </table:table-cell>
          <table:table-cell table:style-name="Table1.A1" office:value-type="string">
            <text:p text:style-name="P4">Alt+Shift+Q, L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Search) </text:p>
          </table:table-cell>
          <table:table-cell table:style-name="Table1.A1" office:value-type="string">
            <text:p text:style-name="P4">Alt+Shift+Q, S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History) </text:p>
          </table:table-cell>
          <table:table-cell table:style-name="Table1.A1" office:value-type="string">
            <text:p text:style-name="P4">Alt+Shift+Q, Z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Console) </text:p>
          </table:table-cell>
          <table:table-cell table:style-name="Table1.A1" office:value-type="string">
            <text:p text:style-name="P4">Alt+Shift+Q, C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Breakpoints) </text:p>
          </table:table-cell>
          <table:table-cell table:style-name="Table1.A1" office:value-type="string">
            <text:p text:style-name="P4">Alt+Shift+Q, B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Variables) </text:p>
          </table:table-cell>
          <table:table-cell table:style-name="Table1.A1" office:value-type="string">
            <text:p text:style-name="P4">Alt+Shift+Q, V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Cheat Sheets)</text:p>
          </table:table-cell>
          <table:table-cell table:style-name="Table1.A1" office:value-type="string">
            <text:p text:style-name="P4">Alt+Shift+Q, H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Javadoc) </text:p>
          </table:table-cell>
          <table:table-cell table:style-name="Table1.A1" office:value-type="string">
            <text:p text:style-name="P4">Alt+Shift+Q, J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Package Explorer)  </text:p>
          </table:table-cell>
          <table:table-cell table:style-name="Table1.A1" office:value-type="string">
            <text:p text:style-name="P4">Alt+Shift+Q, P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Hierarchy) </text:p>
          </table:table-cell>
          <table:table-cell table:style-name="Table1.A1" office:value-type="string">
            <text:p text:style-name="P4">Alt+Shift+Q, T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 </text:p>
          </table:table-cell>
          <table:table-cell table:style-name="Table1.A1" office:value-type="string">
            <text:p text:style-name="P4">Alt+Shift+Q, Q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Outline) </text:p>
          </table:table-cell>
          <table:table-cell table:style-name="Table1.A1" office:value-type="string">
            <text:p text:style-name="P4">Alt+Shift+Q, O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Synchronize)</text:p>
          </table:table-cell>
          <table:table-cell table:style-name="Table1.A1" office:value-type="string">
            <text:p text:style-name="P4">Alt+Shift+Q, Y </text:p>
          </table:table-cell>
          <table:table-cell table:style-name="Table1.A1" office:value-type="string">
            <text:p text:style-name="P4">In Windows </text:p>
          </table:table-cell>
        </table:table-row>
        <table:table-row table:style-name="Table1.1">
          <table:table-cell table:style-name="Table1.A1" office:value-type="string">
            <text:p text:style-name="P4">Show View (View: Problems)</text:p>
          </table:table-cell>
          <table:table-cell table:style-name="Table1.A1" office:value-type="string">
            <text:p text:style-name="P4">Alt+Shift+Q, X </text:p>
          </table:table-cell>
          <table:table-cell table:style-name="Table1.A1" office:value-type="string">
            <text:p text:style-name="P4">In Windows </text:p>
          </table:table-cell>
        </table:table-row>
      </table:table>
      <text:p text:style-name="P1"/>
      <text:p text:style-name="P1"/>
      <text:p text:style-name="P2">Navigate</text:p>
      <text:p text:style-name="P1">Go to Next Member <text:tab/> <text:s text:c="2"/>Ctrl+Shift+Down <text:tab/><text:tab/>Editing Java Source </text:p>
      <text:p text:style-name="P1">Open External Javadoc Shift+F2 <text:tab/> <text:s/><text:tab/>In Windows <text:line-break/>Open Plug-in Artifact <text:s text:c="3"/>Ctrl+Shift+A <text:tab/><text:tab/>In Windows <text:line-break/>Collapse All <text:tab/> <text:s text:c="2"/>Ctrl+Shift+Numpad_Divide <text:tab/>In Windows <text:line-break/>Forward History <text:tab/> <text:s text:c="2"/>Alt+Right <text:tab/><text:tab/>In Windows <text:line-break/>Open Type Hierarchy <text:s text:c="3"/>F4 <text:tab/><text:tab/><text:tab/>In Windows <text:line-break/>Next <text:tab/><text:tab/> <text:s text:c="2"/>Ctrl+. <text:tab/><text:tab/><text:tab/>In Windows <text:line-break/>Show In Breadcrumb <text:tab/> <text:s text:c="2"/>Alt+Shift+B <text:tab/><text:tab/>Editing Java Source</text:p>
      <text:p text:style-name="P1">Quick Hierarchy <text:tab/> <text:s text:c="2"/>Ctrl+T <text:tab/><text:tab/><text:tab/>Editing Java Source<text:line-break/>Previous <text:tab/><text:tab/> <text:s text:c="2"/>Ctrl+, <text:tab/><text:tab/><text:tab/>In Windows <text:line-break/>Show In... <text:tab/><text:tab/> <text:s text:c="2"/>Alt+Shift+W <text:tab/><text:tab/>In Windows <text:line-break/>Open Structure <text:tab/> <text:s text:c="2"/>Ctrl+F3 <text:tab/><text:tab/><text:tab/>Editing Java Source </text:p>
      <text:p text:style-name="P1">Go to Line <text:tab/> <text:s text:c="2"/>Ctrl+L <text:tab/><text:tab/><text:tab/>Editing Text <text:line-break/>Open Declaration <text:tab/> <text:s text:c="2"/>F3 <text:tab/><text:tab/><text:tab/>In Windows <text:line-break/>Open Resource <text:tab/> <text:s text:c="2"/>Ctrl+Shift+R <text:tab/><text:tab/>In Windows <text:line-break/>Open Type <text:tab/> <text:s text:c="2"/>Ctrl+Shift+T <text:tab/><text:tab/>In Windows <text:line-break/>Show In Breadcrumb <text:tab/> <text:s text:c="2"/>Alt+Shift+B <text:tab/><text:tab/>Editor Breadcrumb</text:p>
      <text:p text:style-name="P1"/>
      <text:p text:style-name="P1">Navigation <text:line-break/>Open Type in Hierarchy <text:tab/>Ctrl+Shift+H <text:tab/>In Windows <text:line-break/>Go to Previous Member <text:tab/>Ctrl+Shift+Up <text:tab/>Editing Java Source <text:line-break/>Open Call Hierarchy <text:tab/>Ctrl+Alt+H <text:tab/>In Windows <text:line-break/>Go to Matching Bracket <text:tab/>Ctrl+Shift+P <text:tab/>Editing Java Source <text:line-break/>Quick Outline <text:tab/>Ctrl+O <text:tab/>Editing Java Source <text:line-break/>Backward History <text:tab/>Alt+Left <text:tab/>In Windows <text:line-break/>Quick Outline <text:tab/>Ctrl+O <text:tab/>PDE editor <text:line-break/>Last Edit Location <text:tab/>Ctrl+Q <text:tab/>In Windows </text:p>
      <text:p text:style-name="P1">Window</text:p>
      <text:p text:style-name="P1">Show View Menu <text:tab/>Ctrl+F10 <text:tab/>In Dialogs and Windows <text:line-break/>Show Ruler Context Menu <text:tab/>Ctrl+F10 <text:tab/>Editing Text <text:line-break/>Switch to Editor <text:tab/>Ctrl+Shift+E <text:tab/>In Windows <text:line-break/>Show Key Assist <text:tab/>Ctrl+Shift+L <text:tab/>In Dialogs and Windows <text:line-break/>Activate Editor <text:tab/>F12 <text:tab/>In Windows <text:line-break/>Maximize Active View or Editor <text:tab/>Ctrl+M <text:tab/>In Windows <text:line-break/>Previous Editor <text:tab/>Ctrl+Shift+F6 <text:tab/>In Windows <text:line-break/>Previous Perspective <text:tab/>Ctrl+Shift+F8 <text:tab/>In Windows <text:line-break/>Quick Switch Editor <text:tab/>Ctrl+E <text:tab/>In Windows <text:line-break/>Next View <text:tab/>Ctrl+F7 <text:tab/>In Windows <text:line-break/>Quick Access <text:tab/>Ctrl+3 <text:tab/>In Windows <text:line-break/>Next Editor <text:tab/>Ctrl+F6 <text:tab/>In Windows <text:line-break/>Show System Menu <text:tab/>Alt+- <text:tab/>In Windows <text:line-break/>Previous View <text:tab/>Ctrl+Shift+F7 <text:tab/>In Windows <text:line-break/>Next Perspective <text:tab/>Ctrl+F8 <text:tab/>In Windows </text:p>
      <text:p text:style-name="P1">Help</text:p>
      <text:p text:style-name="P1">Close User Assistance Tray <text:tab/>Ctrl+W <text:tab/>In Dialogs <text:line-break/>Close User Assistance Tray <text:tab/>Ctrl+F4 <text:tab/>In Dialogs </text:p>
      <text:p text:style-name="P1">Edit</text:p>
      <text:p text:style-name="P1">Paste <text:tab/>Shift+Insert <text:tab/>In Dialogs and Windows <text:line-break/>Find Next <text:tab/>Ctrl+K <text:tab/>Editing Text <text:line-break/>Cut <text:tab/>Shift+Delete <text:tab/>In Dialogs and Windows <text:line-break/>Find Previous <text:tab/>Ctrl+Shift+K <text:tab/>Editing Text <text:line-break/>Delete <text:tab/>Delete <text:tab/>In Windows <text:line-break/>Quick Diff Toggle <text:tab/>Ctrl+Shift+Q <text:tab/>Editing Text <text:line-break/>Redo <text:tab/>Ctrl+Y <text:tab/>In Dialogs and Windows <text:line-break/>Quick Fix <text:tab/>Ctrl+1 <text:tab/>In Dialogs and Windows <text:line-break/>Select All <text:tab/>Ctrl+A <text:tab/>In Dialogs and Windows <text:line-break/>Select Next Element <text:tab/>Alt+Shift+Right <text:tab/>Editing Java Source <text:line-break/>Select Enclosing Element <text:tab/>Alt+Shift+Up <text:tab/>Editing Java Source <text:line-break/>Incremental Find <text:tab/>Ctrl+J <text:tab/>Editing Text <text:line-break/>Toggle Insert Mode <text:tab/>Ctrl+Shift+Insert <text:tab/>Editing Text <text:line-break/>Content Assist <text:tab/>Ctrl+Space <text:tab/>In Dialogs and Windows <text:line-break/>Cut <text:tab/>Ctrl+X <text:tab/>In Dialogs and Windows <text:line-break/>Find and Replace <text:tab/>Ctrl+F <text:tab/>In Windows <text:line-break/>Incremental Find Reverse <text:tab/>Ctrl+Shift+J <text:tab/>Editing Text <text:line-break/>Select Previous Element <text:tab/>Alt+Shift+Left <text:tab/>Editing Java Source <text:line-break/>Copy <text:tab/>Ctrl+C <text:tab/>In Dialogs and Windows <text:line-break/>Context Information <text:tab/>Ctrl+Shift+Space <text:tab/>In Windows <text:line-break/>Undo <text:tab/>Ctrl+Z <text:tab/>In Dialogs and Windows <text:line-break/>Restore Last Selection <text:tab/>Alt+Shift+Down <text:tab/>Editing Java Source <text:line-break/>Copy <text:tab/>Ctrl+Insert <text:tab/>In Dialogs and Windows <text:line-break/>Paste <text:tab/>Ctrl+V <text:tab/>In Dialogs and Windows <text:line-break/>Word Completion <text:tab/>Alt+/ <text:tab/>Editing Text </text:p>
      <text:p text:style-name="P1">Text Editing</text:p>
      <text:p text:style-name="P1">Select Previous Word <text:tab/>Ctrl+Shift+Left <text:tab/>Editing Text <text:line-break/>Collapse All <text:tab/>Ctrl+Shift+Numpad_Divide <text:tab/>Editing Text <text:line-break/>Next Word <text:tab/>Ctrl+Right <text:tab/>Editing Text <text:line-break/>Line Start <text:tab/>Home <text:tab/>Editing Text <text:line-break/>Join Lines <text:tab/>Ctrl+Alt+J <text:tab/>Editing Text <text:line-break/>Move Lines Up <text:tab/>Alt+Up <text:tab/>Editing Text <text:line-break/>Text Start <text:tab/>Ctrl+Home <text:tab/>Editing Text <text:line-break/>Duplicate Lines <text:tab/>Ctrl+Alt+Up <text:tab/>Editing Text <text:line-break/>Insert Line Above Current Line <text:tab/>Ctrl+Shift+Enter <text:tab/>Editing Text <text:line-break/>Toggle Overwrite <text:tab/>Insert <text:tab/>Editing Text <text:line-break/>Move Lines Down <text:tab/>Alt+Down <text:tab/>Editing Text <text:line-break/>Delete Line <text:tab/>Ctrl+D <text:tab/>Editing Text <text:line-break/>Line End <text:tab/>End <text:tab/>Editing Text <text:line-break/>To Upper Case <text:tab/>Ctrl+Shift+X <text:tab/>Editing Text <text:line-break/>Select Line Start <text:tab/>Shift+Home <text:tab/>Editing Text <text:line-break/>Scroll Line Down <text:tab/>Ctrl+Down <text:tab/>Editing Text <text:line-break/>Show Tooltip Description <text:tab/>F2 <text:tab/>Editing Text <text:line-break/>Delete Next Word <text:tab/>Ctrl+Delete <text:tab/>Editing Text <text:line-break/>Insert Line Below Current Line <text:tab/>Shift+Enter <text:tab/>Editing Text <text:line-break/>Collapse <text:tab/>Ctrl+Numpad_Subtract <text:tab/>Editing Text <text:line-break/>Text End <text:tab/>Ctrl+End <text:tab/>Editing Text <text:line-break/>Toggle Folding <text:tab/>Ctrl+Numpad_Divide <text:tab/>Editing Text <text:line-break/>Scroll Line Up <text:tab/>Ctrl+Up <text:tab/>Editing Text <text:line-break/>To Lower Case <text:tab/>Ctrl+Shift+Y <text:tab/>Editing Text <text:line-break/>Copy Lines <text:tab/>Ctrl+Alt+Down <text:tab/>Editing Text <text:line-break/>Delete Previous Word <text:tab/>Ctrl+Backspace <text:tab/>Editing Text <text:line-break/>Delete to End of Line <text:tab/>Ctrl+Shift+Delete <text:tab/>Editing Text <text:line-break/>Expand <text:tab/>Ctrl+Numpad_Add <text:tab/>Editing Text <text:line-break/>Reset Structure <text:tab/>Ctrl+Shift+Numpad_Multiply <text:tab/>Editing Text <text:line-break/>Expand All <text:tab/>Ctrl+Numpad_Multiply <text:tab/>Editing Text <text:line-break/>Previous Word <text:tab/>Ctrl+Left <text:tab/>Editing Text <text:line-break/>Select Line End <text:tab/>Shift+End <text:tab/>Editing Text <text:line-break/>Select Next Word <text:tab/>Ctrl+Shift+Right <text:tab/>Editing Text </text:p>
      <text:p text:style-name="P1">Run/Debug</text:p>
      <text:p text:style-name="P1">Run Java Application <text:tab/>Alt+Shift+X, J <text:tab/>In Windows <text:line-break/>Terminate <text:tab/>Ctrl+F2 <text:tab/>Debugging <text:line-break/>Debug Java Application <text:tab/>Alt+Shift+D, J <text:tab/>In Windows <text:line-break/>Run Ant Build <text:tab/>Alt+Shift+X, Q <text:tab/>In Windows <text:line-break/>Run JUnit Plug-in Test <text:tab/>Alt+Shift+X, P <text:tab/>In Windows <text:line-break/>Debug Java Applet <text:tab/>Alt+Shift+D, A <text:tab/>In Windows <text:line-break/>Debug Ant Build <text:tab/>Alt+Shift+D, Q <text:tab/>In Windows <text:line-break/>Next Memory Monitor <text:tab/>Ctrl+Alt+N <text:tab/>In Memory View <text:line-break/>Run OSGi Framework <text:tab/>Alt+Shift+X, O <text:tab/>In Windows <text:line-break/>Execute <text:tab/>Ctrl+U <text:tab/>In Windows <text:line-break/>Run Java Applet <text:tab/>Alt+Shift+X, A <text:tab/>In Windows <text:line-break/>Resume <text:tab/>F8 <text:tab/>Debugging <text:line-break/>Toggle Memory Monitors Pane <text:tab/>Ctrl+T <text:tab/>In Memory View <text:line-break/>EOF <text:tab/>Ctrl+Z <text:tab/>In I/O Console <text:line-break/><text:soft-page-break/>All Instances <text:tab/>Ctrl+Shift+N <text:tab/>In Windows <text:line-break/>Display <text:tab/>Ctrl+Shift+D <text:tab/>In Dialogs and Windows <text:line-break/>Toggle Breakpoint <text:tab/>Ctrl+Shift+B <text:tab/>In Windows <text:line-break/>Java Breakpoint Properties <text:tab/>Alt+Enter <text:tab/>In Breakpoints View <text:line-break/>Step Into <text:tab/>F5 <text:tab/>Debugging <text:line-break/>Run Eclipse Application <text:tab/>Alt+Shift+X, E <text:tab/>In Windows <text:line-break/>Go to Address <text:tab/>Ctrl+G <text:tab/>In Table Memory Rendering <text:line-break/>Debug JUnit Plug-in Test <text:tab/>Alt+Shift+D, P <text:tab/>In Windows <text:line-break/>Previous Page of Memory <text:tab/>Ctrl+Shift+, <text:tab/>In Table Memory Rendering <text:line-break/>Run JUnit Test <text:tab/>Alt+Shift+X, T <text:tab/>In Windows <text:line-break/>Add Memory Block <text:tab/>Ctrl+Alt+M <text:tab/>In Memory View <text:line-break/>Run Last Launched <text:tab/>Ctrl+F11 <text:tab/>In Windows <text:line-break/>Force Return <text:tab/>Alt+Shift+F <text:tab/>In Windows <text:line-break/>Inspect <text:tab/>Ctrl+Shift+I <text:tab/>In Dialogs and Windows <text:line-break/>Use Step Filters <text:tab/>Shift+F5 <text:tab/>In Windows <text:line-break/>Debug OSGi Framework <text:tab/>Alt+Shift+D, O <text:tab/>In Windows <text:line-break/>Debug Last Launched <text:tab/>F11 <text:tab/>In Windows <text:line-break/>Close Rendering <text:tab/>Ctrl+W <text:tab/>In Memory View <text:line-break/>Next Page of Memory <text:tab/>Ctrl+Shift+. <text:tab/>In Table Memory Rendering <text:line-break/>Debug Eclipse Application <text:tab/>Alt+Shift+D, E <text:tab/>In Windows <text:line-break/>Step Over <text:tab/>F6 <text:tab/>Debugging <text:line-break/>Step Return <text:tab/>F7 <text:tab/>Debugging <text:line-break/>Step Into Selection <text:tab/>Ctrl+F5 <text:tab/>Debugging <text:line-break/>New Rendering <text:tab/>Ctrl+N <text:tab/>In Memory View <text:line-break/>Debug JUnit Test <text:tab/>Alt+Shift+D, T <text:tab/>In Windows <text:line-break/>Run to Line <text:tab/>Ctrl+R <text:tab/>Debugging </text:p>
      <text:p text:style-name="P1">Source</text:p>
      <text:p text:style-name="P1">Quick Assist - Assign to local variable <text:tab/>Ctrl+2, L <text:tab/>Editing Java Source <text:line-break/>Show Source Quick Menu <text:tab/>Alt+Shift+S <text:tab/>In Windows <text:line-break/>Toggle Comment <text:tab/>Ctrl+7 <text:tab/>Editing Properties Files <text:line-break/>Add Javadoc Comment <text:tab/>Alt+Shift+J <text:tab/>In Windows <text:line-break/>Toggle Mark Occurrences <text:tab/>Alt+Shift+O <text:tab/>Editing Java Source <text:line-break/>Open External Documentation <text:tab/>Shift+F2 <text:tab/>Editing Ant Buildfiles <text:line-break/>Surround With Quick Menu <text:tab/>Alt+Shift+Z <text:tab/>In Windows <text:line-break/>Quick Assist - Rename in file <text:tab/>Ctrl+2, R <text:tab/>Editing Java Source <text:line-break/>Toggle Comment <text:tab/>Ctrl+7 <text:tab/>Editing Java Source <text:line-break/>Add Import <text:tab/>Ctrl+Shift+M <text:tab/>Editing Java Source <text:line-break/>Remove Occurrence Annotations <text:tab/>Alt+Shift+U <text:tab/>Editing Java Source <text:line-break/>Format <text:tab/>Ctrl+Shift+F <text:tab/>Editing Ant Buildfiles <text:line-break/>Format <text:tab/>Ctrl+Shift+F <text:tab/>Editing Java Source <text:line-break/>Toggle Comment <text:tab/>Ctrl+/ <text:tab/>Editing Java Source <text:line-break/>Indent Line <text:tab/>Ctrl+I <text:tab/>Editing Java Source <text:line-break/>Remove Block Comment <text:tab/>Ctrl+Shift+\ <text:tab/>Editing Java Source <text:line-break/>Organize Imports <text:tab/>Ctrl+Shift+O <text:tab/>In Windows <text:line-break/>Add Block Comment <text:tab/>Ctrl+Shift+/ <text:tab/>Editing Java Source <text:line-break/>Toggle Comment <text:tab/>Ctrl+Shift+C <text:tab/>Editing Properties Files <text:line-break/>Toggle Comment <text:tab/>Ctrl+Shift+C <text:tab/>Editing Java Source <text:line-break/>Rename In File <text:tab/>Alt+Shift+R <text:tab/>Editing Ant Buildfiles <text:line-break/>Toggle Comment <text:tab/>Ctrl+/ <text:tab/>Editing Properties Files <text:line-break/>Toggle Ant Mark Occurrences <text:tab/>Alt+Shift+O <text:tab/>Editing Ant Buildfiles <text:line-break/>Quick Assist - Assign to field <text:tab/>Ctrl+2, F <text:tab/>Editing Java Source </text:p>
      <text:p text:style-name="P1">OpenScript Keys</text:p>
      <text:p text:style-name="P1">Iterate <text:tab/>Alt+I <text:tab/>In Windows <text:line-break/>Pause <text:tab/>Alt+Shift+P <text:tab/>In Windows <text:line-break/>Playback <text:tab/>Alt+P <text:tab/>In Windows <text:line-break/>Playback to Here <text:tab/>F4 <text:tab/>Treeview Debugging <text:line-break/>Stop <text:tab/>Alt+S <text:tab/>In Windows <text:line-break/>Step <text:tab/>F6 <text:tab/>Treeview Debugging <text:line-break/>Step Into <text:tab/>F5 <text:tab/>Treeview Debugging <text:line-break/>Execute <text:tab/>F7 <text:tab/>Treeview Debugging <text:line-break/>Record <text:tab/>Alt+R <text:tab/>In Windows </text:p>
      <text:p text:style-name="P1">Refactor - Java</text:p>
      <text:p text:style-name="P1">Rename - Refactoring <text:tab/>Alt+Shift+R <text:tab/>In Windows <text:line-break/>Inline <text:tab/>Alt+Shift+I <text:tab/>In Windows <text:line-break/>Move - Refactoring <text:tab/>Alt+Shift+V <text:tab/>In Windows <text:line-break/>Show Refactor Quick Menu <text:tab/>Alt+Shift+T <text:tab/>In Windows <text:line-break/>Extract Method <text:tab/>Alt+Shift+M <text:tab/>In Windows <text:line-break/>Change Method Signature <text:tab/>Alt+Shift+C <text:tab/>In Windows <text:line-break/>Extract Local Variable <text:tab/>Alt+Shift+L <text:tab/>In Windows </text:p>
      <text:p text:style-name="P1">File</text:p>
      <text:p text:style-name="P1">Close All <text:tab/>Ctrl+Shift+F4 <text:tab/>In Windows <text:line-break/>Properties <text:tab/>Alt+Enter <text:tab/>In Windows <text:line-break/>Rename <text:tab/>F2 <text:tab/>In Windows <text:line-break/>Save <text:tab/>Ctrl+S <text:tab/>In Windows <text:line-break/>Save All <text:tab/>Ctrl+Shift+S <text:tab/>In Windows <text:line-break/>Refresh <text:tab/>F5 <text:tab/>In Windows <text:line-break/>New menu <text:tab/>Alt+Shift+N <text:tab/>In Windows <text:line-break/>New <text:tab/>Ctrl+N <text:tab/>In Windows <text:line-break/>Close <text:tab/>Ctrl+W <text:tab/>In Windows <text:line-break/>Print <text:tab/>Ctrl+P <text:tab/>In Windows <text:line-break/>Close All <text:tab/>Ctrl+Shift+W <text:tab/>In Windows <text:line-break/>Close <text:tab/>Ctrl+F4 <text:tab/>In Windows </text:p>
      <text:p text:style-name="P1">Search</text:p>
      <text:p text:style-name="P1">Declaration in Workspace <text:tab/>Ctrl+G <text:tab/>In Windows <text:line-break/>Show Occurrences in File Quick Menu <text:tab/>Ctrl+Shift+U <text:tab/>In Windows <text:line-break/>Open Search Dialog <text:tab/>Ctrl+H <text:tab/>In Windows <text:line-break/>Find Text in Workspace <text:tab/>Ctrl+Alt+G <text:tab/>In Windows <text:line-break/>References in Workspace <text:tab/>Ctrl+Shift+G <text:tab/>In Windows </text:p>
      <text:p text:style-name="P1">Project</text:p>
      <text:p text:style-name="P1">Build All <text:tab/>Ctrl+B <text:tab/>In Windows </text:p>
      <text:p text:style-name="P1">Manifest Editor Source</text:p>
      <text:p text:style-name="P1">Format Source <text:tab/>Ctrl+Shift+F <text:tab/>PDE editor </text:p>
      <text:p text:style-name="P1">Spy</text:p>
      <text:p text:style-name="P1">Plug-in Spy <text:tab/>Alt+Shift+F1 <text:tab/>In Dialogs and Window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Oracle Applications Testing Suite – OpenScript 13 (Eclipse 3.4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>OpenOffice::OODoc Text Template</dc:title>
    <dc:subject>Template for the Perl Open Document Connector</dc:subject>
    <meta:creation-date>2021-12-06T21:02:43.17</meta:creation-date>
    <meta:editing-cycles>6</meta:editing-cycles>
    <meta:editing-duration>PT45M54S</meta:editing-duration>
    <dc:date>2021-12-06T22:27:23.56</dc:date>
    <dc:creator>S S</dc:creator>
    <meta:document-statistic meta:table-count="1" meta:image-count="0" meta:object-count="0" meta:page-count="2" meta:paragraph-count="79" meta:word-count="1334" meta:character-count="9821"/>
  </office:meta>
</office:document-meta>
</file>